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jbarreto11</text:p>
        </text:list-item>
        <text:list-item>
          <text:p text:style-name="P2">Team name: Orange</text:p>
        </text:list-item>
        <text:list-item>
          <text:p text:style-name="P2">Today's date: 7/6/201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Markdown</text:p>
        </text:list-item>
        <text:list-item>
          <text:p text:style-name="P3">HTML 5</text:p>
        </text:list-item>
        <text:list-item>
          <text:p text:style-name="P3">Pandoc</text:p>
        </text:list-item>
        <text:list-item>
          <text:p text:style-name="P3">Git</text:p>
        </text:list-item>
        <text:list-item>
          <text:p text:style-name="P3">CSS</text:p>
        </text:list-item>
        <text:list-item>
          <text:p text:style-name="P3">Codeanywhere</text:p>
        </text:list-item>
        <text:list-item>
          <text:p text:style-name="P3">Jekyll Template</text:p>
        </text:list-item>
      </text:list>
      <text:h text:style-name="Heading_20_1" text:outline-level="1">Which have you found most potentially useful?</text:h>
      <text:list text:style-name="L4">
        <text:list-item>
          <text:p text:style-name="P4">Github</text:p>
        </text:list-item>
        <text:list-item>
          <text:p text:style-name="P4">Codeanywhere</text:p>
        </text:list-item>
        <text:list-item>
          <text:p text:style-name="P4">Jekyll Template ## Why? These tools are <text:span text:style-name="T3">very</text:span><text:span text:style-name="T4"> </text:span><text:span text:style-name="T5">useful</text:span> because when combined, one can build an <text:span text:style-name="T6">informative</text:span><text:span text:style-name="T7"> </text:span><text:span text:style-name="T8">website.</text:span></text:p>
        </text:list-item>
      </text:list>
      <text:h text:style-name="Heading_20_1" text:outline-level="1">What tools have been the most difficult to learn?</text:h>
      <text:p text:style-name="First_20_paragraph"><text:span text:style-name="T9">HTML,</text:span><text:span text:style-name="T10"> </text:span><text:span text:style-name="T11">CSS,</text:span><text:span text:style-name="T12"> </text:span><text:span text:style-name="T13">and</text:span><text:span text:style-name="T14"> </text:span><text:span text:style-name="T15">Markdown</text:span> have been the most difficult to use when in the context of a <text:span text:style-name="T16">Jekyll</text:span><text:span text:style-name="T17"> </text:span><text:span text:style-name="T18">Template.</text:span> ## Why have they been particularly difficult to learn and use? One must identify which language is being used in each part of the template so that one is able to <text:span text:style-name="T19">accurately</text:span> edit the template.</text:p>
      <text:h text:style-name="Heading_20_1" text:outline-level="1">What tools would you like to learn more about?</text:h>
      <text:p text:style-name="First_20_paragraph">I would like to learn more about how to edit different Jekyll templates and if there are other website templates that are not Jekyll. * * *</text:p>
      <text:p text:style-name="Text_20_body"><text:span text:style-name="T20">When</text:span><text:span text:style-name="T21"> </text:span><text:span text:style-name="T22">you</text:span><text:span text:style-name="T23"> </text:span><text:span text:style-name="T24">are</text:span><text:span text:style-name="T25"> </text:span><text:span text:style-name="T26">finished</text:span><text:span text:style-name="T27"> </text:span><text:span text:style-name="T28">with</text:span><text:span text:style-name="T29"> </text:span><text:span text:style-name="T30">the</text:span><text:span text:style-name="T31"> </text:span><text:span text:style-name="T32">questions</text:span><text:span text:style-name="T33"> </text:span><text:span text:style-name="T34">in</text:span><text:span text:style-name="T35"> </text:span><text:span text:style-name="T36">file:</text:span></text:p>
      <text:list text:style-name="L5">
        <text:list-item>
          <text:p text:style-name="P5">I want you to change the name of the file to your GitHub username.</text:p>
        </text:list-item>
        <text:list-item>
          <text:p text:style-name="P5">You will then work as a group to convert the file to HTML, DOCX, and ODT formats, per the instructions in class.</text:p>
        </text:list-item>
        <text:list-item>
          <text:p text:style-name="P5">Then I want you to add, commit, and push your changes.</text:p>
        </text:list-item>
        <text:list-item>
          <text:p text:style-name="P5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